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9d52" officeooo:paragraph-rsid="000b9d52"/>
    </style:style>
    <style:style style:name="P2" style:family="paragraph" style:parent-style-name="Standard">
      <style:text-properties officeooo:rsid="000d900c" officeooo:paragraph-rsid="000d90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nor Nicholls n9480412</text:p>
      <text:p text:style-name="P1">Hudson Kennan n9652752</text:p>
      <text:p text:style-name="P1">Jessica Cockett n8625573</text:p>
      <text:p text:style-name="P1">Phyllis Yaw n9395130</text:p>
      <text:p text:style-name="P1"/>
      <text:p text:style-name="P1">Preparedness - </text:p>
      <text:p text:style-name="P1"><text:tab/>No powerpoint</text:p>
      <text:p text:style-name="P1"><text:tab/>Database didn’t work</text:p>
      <text:p text:style-name="P1"><text:tab/>Had the front end ready<text:tab/></text:p>
      <text:p text:style-name="P1"/>
      <text:p text:style-name="P1">3 story points moved back to </text:p>
      <text:p text:style-name="P1"/>
      <text:p text:style-name="P1">showed prototype from google pages</text:p>
      <text:p text:style-name="P2">no system architecture</text:p>
      <text:p text:style-name="P2">seemed unprepared for which hos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2:34:21.027687339</meta:creation-date>
    <dc:date>2017-05-03T13:33:05.212170758</dc:date>
    <meta:editing-duration>PT38M13S</meta:editing-duration>
    <meta:editing-cycles>1</meta:editing-cycles>
    <meta:document-statistic meta:table-count="0" meta:image-count="0" meta:object-count="0" meta:page-count="1" meta:paragraph-count="12" meta:word-count="43" meta:character-count="283" meta:non-whitespace-character-count="245"/>
    <meta:generator>LibreOffice/5.1.6.2$Linux_X86_64 LibreOffice_project/10m0$Build-2</meta:generator>
  </office:meta>
</office:document-meta>
</file>